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E00000253C3C57C9A.png" manifest:media-type="image/png"/>
  <manifest:file-entry manifest:full-path="Pictures/10000000000001A9000001A953743D5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 style:font-pitch="fixed"/>
    <style:font-face style:name="DejaVu Sans1" svg:font-family="'DejaVu Sans'" style:font-pitch="variable"/>
    <style:font-face style:name="Lohit Hindi1" svg:font-family="'Lohit Hindi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9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364cm"/>
    </style:style>
    <style:style style:name="gr5" style:family="graphic" style:parent-style-name="standard">
      <style:graphic-properties draw:fill-color="#ccffff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onospace1" style:font-size-asian="12pt" style:font-style-asian="normal" style:font-weight-asian="normal" style:font-name-complex="Monospace1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1" draw:id="id1" draw:layer="layout" svg:width="1.527cm" svg:height="1.527cm" svg:x="2.2cm" svg:y="1.601cm">
          <draw:image xlink:href="Pictures/10000000000001A9000001A953743D54.jpg" xlink:type="simple" xlink:show="embed" xlink:actuate="onLoad">
            <text:p/>
          </draw:image>
        </draw:frame>
        <draw:frame draw:style-name="gr1" draw:text-style-name="P1" xml:id="id2" draw:id="id2" draw:layer="layout" svg:width="1.527cm" svg:height="1.527cm" svg:x="4.273cm" svg:y="3.274cm">
          <draw:image xlink:href="Pictures/10000000000001A9000001A953743D54.jpg" xlink:type="simple" xlink:show="embed" xlink:actuate="onLoad">
            <text:p/>
          </draw:image>
        </draw:frame>
        <draw:connector draw:style-name="gr2" draw:text-style-name="P1" draw:layer="layout" svg:x1="2.963cm" svg:y1="3.128cm" svg:x2="4.273cm" svg:y2="4.037cm" draw:start-shape="id1" draw:start-glue-point="2" draw:end-shape="id2" svg:d="M2963 3128v909h1310" svg:viewBox="0 0 1311 910">
          <text:p/>
        </draw:connector>
        <draw:frame draw:style-name="gr3" draw:text-style-name="P2" draw:layer="layout" svg:width="2.3cm" svg:height="0.962cm" svg:x="3.7cm" svg:y="1.801cm">
          <draw:text-box>
            <text:p><text:span text:style-name="T1">make</text:span></text:p>
          </draw:text-box>
        </draw:frame>
        <draw:frame draw:style-name="gr4" draw:text-style-name="P2" draw:layer="layout" svg:width="4.2cm" svg:height="0.962cm" svg:x="5.8cm" svg:y="3.501cm">
          <draw:text-box>
            <text:p><text:span text:style-name="T1">board-files</text:span></text:p>
          </draw:text-box>
        </draw:frame>
        <draw:frame draw:style-name="gr1" draw:text-style-name="P1" xml:id="id3" draw:id="id3" draw:layer="layout" svg:width="1.527cm" svg:height="1.527cm" svg:x="4.2cm" svg:y="12.472cm">
          <draw:image xlink:href="Pictures/10000000000001A9000001A953743D54.jpg" xlink:type="simple" xlink:show="embed" xlink:actuate="onLoad">
            <text:p/>
          </draw:image>
        </draw:frame>
        <draw:connector draw:style-name="gr2" draw:text-style-name="P1" draw:layer="layout" svg:x1="2.963cm" svg:y1="3.128cm" svg:x2="4.2cm" svg:y2="13.235cm" draw:start-shape="id1" draw:start-glue-point="2" draw:end-shape="id3" draw:end-glue-point="3" svg:d="M2963 3128v10107h1237" svg:viewBox="0 0 1238 10108">
          <text:p/>
        </draw:connector>
        <draw:frame draw:style-name="gr1" draw:text-style-name="P1" xml:id="id4" draw:id="id4" draw:layer="layout" svg:width="1.527cm" svg:height="1.527cm" svg:x="4.1cm" svg:y="15.472cm">
          <draw:image xlink:href="Pictures/10000000000001A9000001A953743D54.jpg" xlink:type="simple" xlink:show="embed" xlink:actuate="onLoad">
            <text:p/>
          </draw:image>
        </draw:frame>
        <draw:frame draw:style-name="gr1" draw:text-style-name="P1" xml:id="id5" draw:id="id5" draw:layer="layout" svg:width="1.527cm" svg:height="1.527cm" svg:x="4.101cm" svg:y="18.473cm">
          <draw:image xlink:href="Pictures/10000000000001A9000001A953743D54.jpg" xlink:type="simple" xlink:show="embed" xlink:actuate="onLoad">
            <text:p/>
          </draw:image>
        </draw:frame>
        <draw:connector draw:style-name="gr2" draw:text-style-name="P1" draw:layer="layout" svg:x1="2.963cm" svg:y1="3.128cm" svg:x2="4.1cm" svg:y2="16.235cm" draw:start-shape="id1" draw:start-glue-point="2" draw:end-shape="id4" draw:end-glue-point="3" svg:d="M2963 3128v13107h1137" svg:viewBox="0 0 1138 13108">
          <text:p/>
        </draw:connector>
        <draw:connector draw:style-name="gr2" draw:text-style-name="P1" draw:layer="layout" svg:x1="2.963cm" svg:y1="3.128cm" svg:x2="4.101cm" svg:y2="19.236cm" draw:start-shape="id1" draw:start-glue-point="2" draw:end-shape="id5" draw:end-glue-point="3" svg:d="M2963 3128v16108h1138" svg:viewBox="0 0 1139 16109">
          <text:p/>
        </draw:connector>
        <draw:frame draw:style-name="gr1" draw:text-style-name="P1" xml:id="id6" draw:id="id6" draw:layer="layout" svg:width="1cm" svg:height="1.288cm" svg:x="6.6cm" svg:y="4.712cm">
          <draw:image xlink:href="Pictures/10000201000001CE00000253C3C57C9A.png" xlink:type="simple" xlink:show="embed" xlink:actuate="onLoad">
            <text:p/>
          </draw:image>
        </draw:frame>
        <draw:connector draw:style-name="gr2" draw:text-style-name="P1" draw:layer="layout" svg:x1="5.036cm" svg:y1="4.801cm" svg:x2="6.6cm" svg:y2="5.356cm" draw:start-shape="id2" draw:start-glue-point="2" draw:end-shape="id6" draw:end-glue-point="3" svg:d="M5036 4801v555h1564" svg:viewBox="0 0 1565 556">
          <text:p/>
        </draw:connector>
        <draw:frame draw:style-name="gr4" draw:text-style-name="P2" xml:id="id9" draw:id="id9" draw:layer="layout" svg:width="3.4cm" svg:height="0.962cm" svg:x="7.6cm" svg:y="4.901cm">
          <draw:text-box>
            <text:p><text:span text:style-name="T1">ETNA.mk</text:span></text:p>
          </draw:text-box>
        </draw:frame>
        <draw:custom-shape draw:style-name="gr5" draw:text-style-name="P1" xml:id="id8" draw:id="id8" draw:layer="layout" svg:width="6.8cm" svg:height="1.4cm" svg:x="13.8cm" svg:y="0.8cm">
          <text:p text:style-name="P1">BUILD_BOARD=ETN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0" draw:id="id10" draw:layer="layout" svg:width="6.8cm" svg:height="1.4cm" svg:x="13.8cm" svg:y="4.7cm">
          <text:p text:style-name="P1">BUILD_TARGET=pp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7" draw:id="id7" draw:layer="layout" svg:width="1cm" svg:height="1.288cm" svg:x="4.4cm" svg:y="7.568cm">
          <draw:image xlink:href="Pictures/10000201000001CE00000253C3C57C9A.png" xlink:type="simple" xlink:show="embed" xlink:actuate="onLoad">
            <text:p/>
          </draw:image>
        </draw:frame>
        <draw:connector draw:style-name="gr2" draw:text-style-name="P1" draw:layer="layout" svg:x1="2.963cm" svg:y1="3.128cm" svg:x2="4.4cm" svg:y2="8.212cm" draw:start-shape="id1" draw:start-glue-point="2" draw:end-shape="id7" draw:end-glue-point="3" svg:d="M2963 3128v5084h1437" svg:viewBox="0 0 1438 5085">
          <text:p/>
        </draw:connector>
        <draw:frame draw:style-name="gr4" draw:text-style-name="P2" xml:id="id11" draw:id="id11" draw:layer="layout" svg:width="4.2cm" svg:height="0.962cm" svg:x="5.4cm" svg:y="7.757cm">
          <draw:text-box>
            <text:p><text:span text:style-name="T1">selector.mk</text:span></text:p>
          </draw:text-box>
        </draw:frame>
        <draw:connector draw:style-name="gr6" draw:text-style-name="P1" draw:layer="layout" draw:type="curve" svg:x1="13.8cm" svg:y1="1.5cm" svg:x2="9.3cm" svg:y2="4.901cm" draw:start-shape="id8" draw:start-glue-point="3" draw:end-shape="id9" draw:end-glue-point="0" svg:d="M13800 1500c-3000 0-4500 1133-4500 3401" svg:viewBox="0 0 4501 3402">
          <text:p/>
        </draw:connector>
        <draw:connector draw:style-name="gr6" draw:text-style-name="P1" draw:layer="layout" draw:type="curve" svg:x1="11cm" svg:y1="5.382cm" svg:x2="13.8cm" svg:y2="5.4cm" draw:start-shape="id9" draw:start-glue-point="1" draw:end-shape="id10" draw:end-glue-point="3" svg:d="M11000 5382c2100 0 700 18 2800 18" svg:viewBox="0 0 2801 19">
          <text:p/>
        </draw:connector>
        <draw:connector draw:style-name="gr6" draw:text-style-name="P1" draw:layer="layout" draw:type="curve" svg:x1="17.2cm" svg:y1="6.1cm" svg:x2="7.5cm" svg:y2="7.757cm" draw:start-shape="id10" draw:start-glue-point="2" draw:end-shape="id11" draw:end-glue-point="0" svg:d="M17200 6100c0 1245-9700 417-9700 1657" svg:viewBox="0 0 9701 1658">
          <text:p/>
        </draw:connector>
        <draw:frame draw:style-name="gr1" draw:text-style-name="P1" xml:id="id12" draw:id="id12" draw:layer="layout" svg:width="1cm" svg:height="1.288cm" svg:x="4.4cm" svg:y="10.468cm">
          <draw:image xlink:href="Pictures/10000201000001CE00000253C3C57C9A.png" xlink:type="simple" xlink:show="embed" xlink:actuate="onLoad">
            <text:p/>
          </draw:image>
        </draw:frame>
        <draw:frame draw:style-name="gr4" draw:text-style-name="P2" xml:id="id14" draw:id="id14" draw:layer="layout" svg:width="4cm" svg:height="0.962cm" svg:x="5.4cm" svg:y="10.657cm">
          <draw:text-box>
            <text:p><text:span text:style-name="T1">selected.mk</text:span></text:p>
          </draw:text-box>
        </draw:frame>
        <draw:connector draw:style-name="gr2" draw:text-style-name="P1" draw:layer="layout" svg:x1="2.963cm" svg:y1="3.128cm" svg:x2="4.4cm" svg:y2="11.112cm" draw:start-shape="id1" draw:end-shape="id12" draw:end-glue-point="3" svg:d="M2963 3128v7984h1437" svg:viewBox="0 0 1438 7985">
          <text:p/>
        </draw:connector>
        <draw:custom-shape draw:style-name="gr5" draw:text-style-name="P4" xml:id="id13" draw:id="id13" draw:layer="layout" svg:width="9.8cm" svg:height="2.4cm" svg:x="13.8cm" svg:y="7.1cm">
          <text:p text:style-name="P3"><text:span text:style-name="T2">SELECT_KERNEL=linux-3.10.41</text:span></text:p>
          <text:p text:style-name="P3"><text:span text:style-name="T2">SELECT</text:span><text:span text:style-name="T3">_</text:span><text:span text:style-name="T4">TOOLCHAIN = crosstool-ng-1.19.0</text:span></text:p>
          <text:p text:style-name="P3"><text:span text:style-name="T4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9.6cm" svg:y1="8.238cm" svg:x2="13.8cm" svg:y2="8.3cm" draw:start-shape="id11" draw:start-glue-point="1" draw:end-shape="id13" draw:end-glue-point="3" svg:d="M9600 8238c3150 0 1050 62 4200 62" svg:viewBox="0 0 4201 63">
          <text:p/>
        </draw:connector>
        <draw:connector draw:style-name="gr6" draw:text-style-name="P1" draw:layer="layout" draw:type="curve" svg:x1="18.7cm" svg:y1="9.5cm" svg:x2="7.4cm" svg:y2="10.657cm" draw:start-shape="id13" draw:start-glue-point="2" draw:end-shape="id14" draw:end-glue-point="0" svg:d="M18700 9500c0 870-11300 292-11300 1157" svg:viewBox="0 0 11301 1158">
          <text:p/>
        </draw:connector>
        <draw:frame draw:style-name="gr4" draw:text-style-name="P2" draw:layer="layout" svg:width="4.2cm" svg:height="0.962cm" svg:x="5.8cm" svg:y="12.701cm">
          <draw:text-box>
            <text:p><text:span text:style-name="T1">toolchain</text:span></text:p>
          </draw:text-box>
        </draw:frame>
        <draw:frame draw:style-name="gr1" draw:text-style-name="P1" xml:id="id15" draw:id="id15" draw:layer="layout" svg:width="1cm" svg:height="1.288cm" svg:x="6.6cm" svg:y="13.712cm">
          <draw:image xlink:href="Pictures/10000201000001CE00000253C3C57C9A.png" xlink:type="simple" xlink:show="embed" xlink:actuate="onLoad">
            <text:p/>
          </draw:image>
        </draw:frame>
        <draw:connector draw:style-name="gr2" draw:text-style-name="P1" draw:layer="layout" svg:x1="4.963cm" svg:y1="13.999cm" svg:x2="6.6cm" svg:y2="14.356cm" draw:start-shape="id3" draw:start-glue-point="2" draw:end-shape="id15" draw:end-glue-point="3" svg:d="M4963 13999v357h1637" svg:viewBox="0 0 1638 358">
          <text:p/>
        </draw:connector>
        <draw:frame draw:style-name="gr4" draw:text-style-name="P2" xml:id="id17" draw:id="id17" draw:layer="layout" svg:width="7.4cm" svg:height="0.962cm" svg:x="7.6cm" svg:y="13.901cm">
          <draw:text-box>
            <text:p><text:span text:style-name="T1">crosstool-ng-1.19.0.mk</text:span></text:p>
          </draw:text-box>
        </draw:frame>
        <draw:frame draw:style-name="gr4" draw:text-style-name="P2" draw:layer="layout" svg:width="4.2cm" svg:height="0.962cm" svg:x="5.8cm" svg:y="15.701cm">
          <draw:text-box>
            <text:p><text:span text:style-name="T1">kernel</text:span></text:p>
          </draw:text-box>
        </draw:frame>
        <draw:frame draw:style-name="gr1" draw:text-style-name="P1" xml:id="id16" draw:id="id16" draw:layer="layout" svg:width="1cm" svg:height="1.288cm" svg:x="6.6cm" svg:y="16.712cm">
          <draw:image xlink:href="Pictures/10000201000001CE00000253C3C57C9A.png" xlink:type="simple" xlink:show="embed" xlink:actuate="onLoad">
            <text:p/>
          </draw:image>
        </draw:frame>
        <draw:connector draw:style-name="gr2" draw:text-style-name="P1" draw:layer="layout" svg:x1="4.863cm" svg:y1="16.999cm" svg:x2="6.6cm" svg:y2="17.356cm" draw:start-shape="id4" draw:start-glue-point="2" draw:end-shape="id16" draw:end-glue-point="3" svg:d="M4863 16999v357h1737" svg:viewBox="0 0 1738 358">
          <text:p/>
        </draw:connector>
        <draw:frame draw:style-name="gr4" draw:text-style-name="P2" xml:id="id18" draw:id="id18" draw:layer="layout" svg:width="6.2cm" svg:height="0.962cm" svg:x="7.6cm" svg:y="16.901cm">
          <draw:text-box>
            <text:p><text:span text:style-name="T1">kernel-3.10.41.mk</text:span></text:p>
          </draw:text-box>
        </draw:frame>
        <draw:connector draw:style-name="gr6" draw:text-style-name="P1" draw:layer="layout" draw:type="curve" svg:x1="9.4cm" svg:y1="11.138cm" svg:x2="11.3cm" svg:y2="13.901cm" draw:start-shape="id14" draw:start-glue-point="1" draw:end-shape="id17" svg:d="M9400 11138c1267 0 1900 921 1900 2763" svg:viewBox="0 0 1901 2764">
          <text:p/>
        </draw:connector>
        <draw:connector draw:style-name="gr6" draw:text-style-name="P1" draw:layer="layout" draw:type="curve" svg:x1="9.4cm" svg:y1="11.138cm" svg:x2="13.8cm" svg:y2="17.382cm" draw:start-shape="id14" draw:start-glue-point="1" draw:end-shape="id18" draw:end-glue-point="1" svg:d="M9400 11138c7350 0 5150 6244 4400 6244" svg:viewBox="0 0 5299 6245">
          <text:p/>
        </draw:connector>
        <draw:frame draw:style-name="gr4" draw:text-style-name="P2" draw:layer="layout" svg:width="4.2cm" svg:height="0.962cm" svg:x="5.8cm" svg:y="18.701cm">
          <draw:text-box>
            <text:p><text:span text:style-name="T1">…</text:span><text:span text:style-name="T1">.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1" svg:font-family="Monospace" style:font-pitch="fixed"/>
    <style:font-face style:name="DejaVu Sans1" svg:font-family="'DejaVu Sans'" style:font-pitch="variable"/>
    <style:font-face style:name="Lohit Hindi1" svg:font-family="'Lohit Hindi'" style:font-pitch="variable"/>
    <style:font-face style:name="Monospace" svg:font-family="Monospa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ve price</meta:initial-creator>
    <meta:creation-date>2014-06-11T08:31:55</meta:creation-date>
    <dc:date>2014-08-19T13:59:08.038863690</dc:date>
    <meta:editing-duration>PT55M10S</meta:editing-duration>
    <meta:editing-cycles>2</meta:editing-cycles>
    <meta:generator>LibreOffice/4.2.4.2$Linux_X86_64 LibreOffice_project/420m0$Build-2</meta:generator>
    <meta:document-statistic meta:object-count="62"/>
  </office:meta>
</office:document-meta>
</file>